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99ff" draw:textarea-horizontal-align="justify" draw:textarea-vertical-align="middle" draw:auto-grow-height="false" fo:min-height="9.148cm" fo:min-width="24.9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356cm" fo:min-width="9.742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5.3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6.576cm" fo:min-width="7.044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14" style:family="graphic" style:parent-style-name="standard">
      <style:graphic-properties draw:textarea-horizontal-align="justify" draw:textarea-vertical-align="middle" draw:auto-grow-height="false" fo:min-height="7.116cm" fo:min-width="24.9cm"/>
    </style:style>
    <style:style style:name="gr15" style:family="graphic" style:parent-style-name="standard">
      <style:graphic-properties draw:textarea-horizontal-align="justify" draw:textarea-vertical-align="middle" draw:auto-grow-height="false" fo:min-height="4.068cm" fo:min-width="5.0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1.703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4cm" svg:height="9.398cm" svg:x="1.524cm" svg:y="1.27cm">
          <text:p text:style-name="P1">New Poll #</text:p>
          <text:p text:style-name="P1"/>
          <text:p text:style-name="P1"/>
          <text:p text:style-name="P1"/>
          <text:p text:style-name="P1">Question: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1.778cm" svg:x="8.382cm" svg:y="17.78cm">
          <text:p text:style-name="P1">Sub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10.18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74cm" svg:height="0.962cm" svg:x="10.944cm" svg:y="11.484cm">
          <draw:text-box>
            <text:p>Male</text:p>
          </draw:text-box>
        </draw:frame>
        <draw:custom-shape draw:style-name="gr3" draw:text-style-name="P1" draw:layer="layout" svg:width="0.508cm" svg:height="0.508cm" svg:x="13.38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614cm" svg:height="0.962cm" svg:x="13.896cm" svg:y="11.484cm">
          <draw:text-box>
            <text:p>Female</text:p>
          </draw:text-box>
        </draw:frame>
        <draw:custom-shape draw:style-name="gr6" draw:text-style-name="P1" draw:layer="layout" svg:width="13.208cm" svg:height="1.016cm" svg:x="7.112cm" svg:y="12.954cm">
          <text:p text:style-name="P1">Dropdown with age ran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0.762cm" svg:x="10.414cm" svg:y="14.732cm">
          <text:p text:style-name="P1">Optional Zipcode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286cm" svg:height="0.962cm" svg:x="12.192cm" svg:y="0.054cm">
          <draw:text-box>
            <text:p>Home</text:p>
          </draw:text-box>
        </draw:frame>
        <draw:custom-shape draw:style-name="gr9" draw:text-style-name="P1" draw:layer="layout" svg:width="4.318cm" svg:height="0.762cm" svg:x="11.176cm" svg:y="19.812cm">
          <text:p text:style-name="P1">skip to resul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0.668cm" svg:height="9.652cm" svg:x="7.826cm" svg:y="1.476cm">
          <text:p text:style-name="P1">Data Pie Ch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778cm" svg:height="1.524cm" svg:x="12.7cm" svg:y="17.27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78cm" svg:height="1.524cm" svg:x="14.986cm" svg:y="17.272cm">
          <text:p text:style-name="P1">G+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78cm" svg:height="1.524cm" svg:x="17.272cm" svg:y="17.27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1.524cm" svg:x="6.604cm" svg:y="15.494cm">
          <text:p text:style-name="P1">Share: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1.778cm" svg:x="7.62cm" svg:y="12.192cm">
          <text:p text:style-name="P1">Show US 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4" draw:layer="layout" svg:width="3.81cm" svg:height="0.962cm" svg:x="11.684cm" svg:y="0.254cm">
          <draw:text-box>
            <text:p>Create Poll</text:p>
          </draw:text-box>
        </draw:frame>
        <draw:custom-shape draw:style-name="gr1" draw:text-style-name="P2" draw:layer="layout" svg:width="25.4cm" svg:height="9.398cm" svg:x="1.27cm" svg:y="1.27cm">
          <text:p text:style-name="P1">New Poll #</text:p>
          <text:p text:style-name="P1"/>
          <text:p text:style-name="P1"/>
          <text:p text:style-name="P1"/>
          <text:p text:style-name="P1">Question: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4cm" svg:height="7.366cm" svg:x="1.27cm" svg:y="11.176cm">
          <text:p text:style-name="P1">Desired entry fields</text:p>
          <text:p text:style-name="P1">Private/Publ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14cm" svg:height="1.778cm" svg:x="8.89cm" svg:y="18.796cm">
          <text:p text:style-name="P1">Sub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4" draw:text-style-name="P1" draw:layer="layout" svg:width="25.4cm" svg:height="7.366cm" svg:x="1.27cm" svg:y="6.096cm">
          <text:p text:style-name="P1">Link to poll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0.632cm" svg:y="8.519cm" presentation:class="title" presentation:user-transformed="true">
          <draw:text-box>
            <text:p>Backend Diagrams</text:p>
          </draw:text-box>
        </draw:frame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741cm" svg:x="1.4cm" svg:y="0.818cm" presentation:class="title" presentation:user-transformed="true">
          <draw:text-box>
            <text:p>ERD</text:p>
          </draw:text-box>
        </draw:frame>
        <draw:custom-shape draw:style-name="gr15" draw:text-style-name="P1" xml:id="id1" draw:id="id1" draw:layer="layout" svg:width="5.588cm" svg:height="4.318cm" svg:x="11.129cm" svg:y="11.044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5.588cm" svg:height="4.318cm" svg:x="6.096cm" svg:y="4.572cm">
          <text:p text:style-name="P1">Polls</text:p>
          <draw:enhanced-geometry svg:viewBox="0 0 21600 21600" draw:type="rectangle" draw:enhanced-path="M 0 0 L 21600 0 21600 21600 0 21600 0 0 Z N"/>
        </draw:custom-shape>
        <draw:custom-shape draw:style-name="gr15" draw:text-style-name="P1" xml:id="id2" draw:id="id2" draw:layer="layout" svg:width="5.588cm" svg:height="4.318cm" svg:x="16.51cm" svg:y="4.572cm">
          <text:p text:style-name="P1">Votes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16.717cm" svg:y1="13.203cm" svg:x2="19.304cm" svg:y2="8.89cm" draw:start-shape="id1" draw:start-glue-point="1" draw:end-shape="id2" svg:d="M16717 13203h2587v-4313" svg:viewBox="0 0 2588 4314">
          <text:p/>
        </draw:connector>
        <draw:connector draw:style-name="gr16" draw:text-style-name="P7" draw:layer="layout" svg:x1="11.684cm" svg:y1="6.731cm" svg:x2="16.51cm" svg:y2="6.731cm" draw:start-shape="id3" draw:start-glue-point="1" draw:end-shape="id2" svg:d="M11684 6731h4826" svg:viewBox="0 0 4827 1">
          <text:p/>
        </draw:connector>
        <draw:frame draw:style-name="gr17" draw:text-style-name="P4" draw:layer="layout" svg:width="0.762cm" svg:height="0.962cm" svg:x="17.526cm" svg:y="14.278cm">
          <draw:text-box>
            <text:p>1</text:p>
          </draw:text-box>
        </draw:frame>
        <draw:frame draw:style-name="gr17" draw:text-style-name="P4" draw:layer="layout" svg:width="0.762cm" svg:height="0.962cm" svg:x="19.558cm" svg:y="9.144cm">
          <draw:text-box>
            <text:p>*</text:p>
          </draw:text-box>
        </draw:frame>
        <draw:frame draw:style-name="gr18" draw:text-style-name="P4" draw:layer="layout" svg:width="0.762cm" svg:height="0.962cm" svg:x="11.938cm" svg:y="5.842cm">
          <draw:text-box>
            <text:p>1</text:p>
          </draw:text-box>
        </draw:frame>
        <draw:frame draw:style-name="gr17" draw:text-style-name="P4" draw:layer="layout" svg:width="0.762cm" svg:height="0.962cm" svg:x="15.494cm" svg:y="5.769cm">
          <draw:text-box>
            <text:p>*</text:p>
          </draw:text-box>
        </draw:fram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.741cm" svg:x="1.4cm" svg:y="0.818cm" presentation:class="title" presentation:user-transformed="true">
          <draw:text-box>
            <text:p>ERDv2</text:p>
          </draw:text-box>
        </draw:frame>
        <draw:custom-shape draw:style-name="gr15" draw:text-style-name="P1" xml:id="id6" draw:id="id6" draw:layer="layout" svg:width="5.588cm" svg:height="4.318cm" svg:x="11.176cm" svg:y="11.684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5.588cm" svg:height="4.318cm" svg:x="6.096cm" svg:y="4.572cm">
          <text:p text:style-name="P1">Polls</text:p>
          <draw:enhanced-geometry svg:viewBox="0 0 21600 21600" draw:type="rectangle" draw:enhanced-path="M 0 0 L 21600 0 21600 21600 0 21600 0 0 Z N"/>
        </draw:custom-shape>
        <draw:custom-shape draw:style-name="gr15" draw:text-style-name="P1" xml:id="id5" draw:id="id5" draw:layer="layout" svg:width="5.588cm" svg:height="4.318cm" svg:x="16.51cm" svg:y="4.572cm">
          <text:p text:style-name="P1">Votes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11.684cm" svg:y1="6.731cm" svg:x2="16.51cm" svg:y2="6.731cm" draw:start-shape="id4" draw:start-glue-point="1" draw:end-shape="id5" svg:d="M11684 6731h4826" svg:viewBox="0 0 4827 1">
          <text:p/>
        </draw:connector>
        <draw:frame draw:style-name="gr19" draw:text-style-name="P4" draw:layer="layout" svg:width="0.762cm" svg:height="0.962cm" svg:x="10.16cm" svg:y="14.224cm">
          <draw:text-box>
            <text:p>1</text:p>
          </draw:text-box>
        </draw:frame>
        <draw:frame draw:style-name="gr17" draw:text-style-name="P4" draw:layer="layout" svg:width="0.762cm" svg:height="0.962cm" svg:x="8.89cm" svg:y="9.198cm">
          <draw:text-box>
            <text:p>*</text:p>
          </draw:text-box>
        </draw:frame>
        <draw:frame draw:style-name="gr18" draw:text-style-name="P4" draw:layer="layout" svg:width="0.762cm" svg:height="0.962cm" svg:x="11.938cm" svg:y="5.842cm">
          <draw:text-box>
            <text:p>1</text:p>
          </draw:text-box>
        </draw:frame>
        <draw:frame draw:style-name="gr17" draw:text-style-name="P4" draw:layer="layout" svg:width="0.762cm" svg:height="0.962cm" svg:x="15.494cm" svg:y="5.769cm">
          <draw:text-box>
            <text:p>*</text:p>
          </draw:text-box>
        </draw:frame>
        <draw:connector draw:style-name="gr16" draw:text-style-name="P7" draw:layer="layout" draw:line-skew="-1.02cm" svg:x1="11.176cm" svg:y1="13.843cm" svg:x2="8.636cm" svg:y2="9.017cm" draw:start-shape="id6" draw:start-glue-point="3" svg:d="M11176 13843h-2540v-4826" svg:viewBox="0 0 2541 4827">
          <text:p/>
        </draw:connector>
        <draw:frame draw:style-name="gr18" draw:text-style-name="P4" draw:layer="layout" svg:width="0.762cm" svg:height="0.962cm" svg:x="19.558cm" svg:y="9.144cm">
          <draw:text-box>
            <text:p>*</text:p>
          </draw:text-box>
        </draw:frame>
        <draw:frame draw:style-name="gr18" draw:text-style-name="P4" draw:layer="layout" svg:width="0.762cm" svg:height="0.962cm" svg:x="17.018cm" svg:y="14.024cm">
          <draw:text-box>
            <text:p>1</text:p>
          </draw:text-box>
        </draw:frame>
        <draw:connector draw:style-name="gr20" draw:text-style-name="P7" draw:layer="layout" svg:x1="16.764cm" svg:y1="13.843cm" svg:x2="19.304cm" svg:y2="8.89cm" draw:start-shape="id6" draw:start-glue-point="1" draw:end-shape="id5" draw:end-glue-point="2" svg:d="M16764 13843h2540v-4953" svg:viewBox="0 0 2541 4954">
          <text:p/>
        </draw:connector>
        <presentation:notes draw:style-name="dp2">
          <draw:page-thumbnail draw:style-name="gr10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08:28.308728541</meta:creation-date>
    <dc:date>2016-02-25T14:58:55.954638449</dc:date>
    <meta:editing-duration>PT5H30M38S</meta:editing-duration>
    <meta:editing-cycles>7</meta:editing-cycles>
    <meta:generator>LibreOffice/5.0.5.2$Linux_X86_64 LibreOffice_project/00m0$Build-2</meta:generator>
    <meta:document-statistic meta:object-count="80"/>
  </office:meta>
</office:document-meta>
</file>